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fb36" officeooo:paragraph-rsid="000cfb36" style:font-size-asian="10pt" style:font-size-complex="10pt"/>
    </style:style>
    <style:style style:name="P2" style:family="paragraph" style:parent-style-name="Standard">
      <style:text-properties fo:font-size="10pt" officeooo:paragraph-rsid="002f08f4" style:font-size-asian="10pt" style:font-size-complex="10pt"/>
    </style:style>
    <style:style style:name="P3" style:family="paragraph" style:parent-style-name="Text_20_body">
      <style:text-properties fo:font-size="10pt" fo:font-weight="normal" officeooo:rsid="00221073" officeooo:paragraph-rsid="003460f7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size="10pt" fo:font-weight="normal" officeooo:rsid="00221073" officeooo:paragraph-rsid="00408084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size="10pt" fo:font-weight="normal" officeooo:rsid="00221073" officeooo:paragraph-rsid="00438bfc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10pt" fo:font-weight="normal" officeooo:rsid="00221073" officeooo:paragraph-rsid="00445b79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size="10pt" fo:font-weight="normal" officeooo:rsid="00221073" officeooo:paragraph-rsid="004a730d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font-size="10pt" fo:font-weight="normal" officeooo:rsid="00221073" officeooo:paragraph-rsid="004d9bb8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font-size="10pt" fo:font-weight="normal" officeooo:rsid="00221073" officeooo:paragraph-rsid="004f548d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size="11pt" fo:font-weight="bold" officeooo:rsid="00221073" officeooo:paragraph-rsid="00428e17" style:font-size-asian="11pt" style:font-weight-asian="bold" style:font-size-complex="11pt" style:font-weight-complex="bold"/>
    </style:style>
    <style:style style:name="P11" style:family="paragraph" style:parent-style-name="Text_20_body">
      <style:text-properties fo:font-size="11pt" fo:font-weight="bold" officeooo:rsid="00221073" officeooo:paragraph-rsid="0043e3d7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Courier New" fo:font-size="10pt" fo:font-weight="normal" officeooo:rsid="00221073" officeooo:paragraph-rsid="0034a57c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Courier New" fo:font-size="10pt" fo:font-weight="normal" officeooo:rsid="00221073" officeooo:paragraph-rsid="004a730d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Courier New" fo:font-size="10pt" fo:font-weight="normal" officeooo:rsid="00221073" officeooo:paragraph-rsid="004f548d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Courier New" fo:font-size="10pt" fo:font-weight="normal" officeooo:rsid="00221073" officeooo:paragraph-rsid="004fbf2f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Courier New" fo:font-size="10pt" fo:font-weight="normal" officeooo:rsid="00221073" officeooo:paragraph-rsid="005063f5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Courier New" fo:font-size="8pt" fo:font-weight="normal" officeooo:rsid="00221073" officeooo:paragraph-rsid="003cabdb" style:font-size-asian="8pt" style:font-weight-asian="normal" style:font-size-complex="8pt" style:font-weight-complex="normal"/>
    </style:style>
    <style:style style:name="P18" style:family="paragraph" style:parent-style-name="Text_20_body">
      <style:text-properties style:font-name="Courier New" fo:font-size="8pt" fo:font-weight="normal" officeooo:rsid="00221073" officeooo:paragraph-rsid="00408084" style:font-size-asian="8pt" style:font-weight-asian="normal" style:font-size-complex="8pt" style:font-weight-complex="normal"/>
    </style:style>
    <style:style style:name="P19" style:family="paragraph" style:parent-style-name="Text_20_body">
      <style:text-properties style:font-name="Times New Roman" fo:font-size="10pt" fo:font-weight="normal" officeooo:rsid="00221073" officeooo:paragraph-rsid="005063f5" style:font-size-asian="10pt" style:font-weight-asian="normal" style:font-size-complex="10pt" style:font-weight-complex="normal"/>
    </style:style>
    <style:style style:name="P20" style:family="paragraph" style:parent-style-name="Heading_20_2">
      <style:text-properties style:font-name="Times New Roman" fo:font-size="12pt" fo:font-style="normal" officeooo:rsid="0012ef42" officeooo:paragraph-rsid="002b9782" style:font-size-asian="12pt" style:font-style-asian="normal" style:font-size-complex="12pt" style:font-style-complex="normal"/>
    </style:style>
    <style:style style:name="T1" style:family="text">
      <style:text-properties officeooo:rsid="000cfb36"/>
    </style:style>
    <style:style style:name="T2" style:family="text">
      <style:text-properties officeooo:rsid="002b9782"/>
    </style:style>
    <style:style style:name="T3" style:family="text">
      <style:text-properties officeooo:rsid="002f08f4"/>
    </style:style>
    <style:style style:name="T4" style:family="text">
      <style:text-properties officeooo:rsid="0031534b"/>
    </style:style>
    <style:style style:name="T5" style:family="text">
      <style:text-properties officeooo:rsid="00328fc5"/>
    </style:style>
    <style:style style:name="T6" style:family="text">
      <style:text-properties officeooo:rsid="003460f7"/>
    </style:style>
    <style:style style:name="T7" style:family="text">
      <style:text-properties style:font-name="Courier New" officeooo:rsid="003460f7"/>
    </style:style>
    <style:style style:name="T8" style:family="text">
      <style:text-properties style:font-name="Courier New" officeooo:rsid="0036e106"/>
    </style:style>
    <style:style style:name="T9" style:family="text">
      <style:text-properties style:font-name="Courier New" officeooo:rsid="003a6bb2"/>
    </style:style>
    <style:style style:name="T10" style:family="text">
      <style:text-properties style:font-name="Courier New" officeooo:rsid="00445b79"/>
    </style:style>
    <style:style style:name="T11" style:family="text">
      <style:text-properties style:font-name="Courier New" officeooo:rsid="004a730d"/>
    </style:style>
    <style:style style:name="T12" style:family="text">
      <style:text-properties style:font-name="Courier New" officeooo:rsid="004cab0a"/>
    </style:style>
    <style:style style:name="T13" style:family="text">
      <style:text-properties style:font-name="Courier New" officeooo:rsid="004dc568"/>
    </style:style>
    <style:style style:name="T14" style:family="text">
      <style:text-properties style:font-name="Courier New" officeooo:rsid="004f548d"/>
    </style:style>
    <style:style style:name="T15" style:family="text">
      <style:text-properties officeooo:rsid="0034a57c"/>
    </style:style>
    <style:style style:name="T16" style:family="text">
      <style:text-properties officeooo:rsid="0036e106"/>
    </style:style>
    <style:style style:name="T17" style:family="text">
      <style:text-properties officeooo:rsid="0038337e"/>
    </style:style>
    <style:style style:name="T18" style:family="text">
      <style:text-properties officeooo:rsid="003a6bb2"/>
    </style:style>
    <style:style style:name="T19" style:family="text">
      <style:text-properties officeooo:rsid="003b4091"/>
    </style:style>
    <style:style style:name="T20" style:family="text">
      <style:text-properties officeooo:rsid="003c9be1"/>
    </style:style>
    <style:style style:name="T21" style:family="text">
      <style:text-properties officeooo:rsid="003cabdb"/>
    </style:style>
    <style:style style:name="T22" style:family="text">
      <style:text-properties officeooo:rsid="00408084"/>
    </style:style>
    <style:style style:name="T23" style:family="text">
      <style:text-properties officeooo:rsid="0040b0a9"/>
    </style:style>
    <style:style style:name="T24" style:family="text">
      <style:text-properties officeooo:rsid="00428e17"/>
    </style:style>
    <style:style style:name="T25" style:family="text">
      <style:text-properties officeooo:rsid="0043e3d7"/>
    </style:style>
    <style:style style:name="T26" style:family="text">
      <style:text-properties officeooo:rsid="00445b79"/>
    </style:style>
    <style:style style:name="T27" style:family="text">
      <style:text-properties style:font-name="Times New Roman" officeooo:rsid="00445b79"/>
    </style:style>
    <style:style style:name="T28" style:family="text">
      <style:text-properties style:font-name="Times New Roman" officeooo:rsid="004dc568"/>
    </style:style>
    <style:style style:name="T29" style:family="text">
      <style:text-properties style:font-name="Times New Roman" officeooo:rsid="004f548d"/>
    </style:style>
    <style:style style:name="T30" style:family="text">
      <style:text-properties officeooo:rsid="00468a5f"/>
    </style:style>
    <style:style style:name="T31" style:family="text">
      <style:text-properties officeooo:rsid="004802d6"/>
    </style:style>
    <style:style style:name="T32" style:family="text">
      <style:text-properties officeooo:rsid="004a730d"/>
    </style:style>
    <style:style style:name="T33" style:family="text">
      <style:text-properties officeooo:rsid="004b2491"/>
    </style:style>
    <style:style style:name="T34" style:family="text">
      <style:text-properties officeooo:rsid="004cab0a"/>
    </style:style>
    <style:style style:name="T35" style:family="text">
      <style:text-properties officeooo:rsid="004d9bb8"/>
    </style:style>
    <style:style style:name="T36" style:family="text">
      <style:text-properties officeooo:rsid="004dc568"/>
    </style:style>
    <style:style style:name="T37" style:family="text">
      <style:text-properties officeooo:rsid="004f548d"/>
    </style:style>
    <style:style style:name="T38" style:family="text">
      <style:text-properties officeooo:rsid="004fbf2f"/>
    </style:style>
    <style:style style:name="T39" style:family="text">
      <style:text-properties officeooo:rsid="005063f5"/>
    </style:style>
    <style:style style:name="T40" style:family="text">
      <style:text-properties officeooo:rsid="005227ba"/>
    </style:style>
    <style:style style:name="T41" style:family="text">
      <style:text-properties officeooo:rsid="0053ac55"/>
    </style:style>
    <style:style style:name="T42" style:family="text">
      <style:text-properties officeooo:rsid="0054a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kumentace </text:span><text:span text:style-name="T3">k </text:span><text:span text:style-name="T2">projektu</text:span><text:span text:style-name="T1"> </text:span><text:span text:style-name="T3">Klient/Server do předmětu Počítačové komunikace a sítě</text:span></text:p>
      <text:p text:style-name="P1">Jméno a příjmení: František Koláček</text:p>
      <text:p text:style-name="P1">Login: xkolac12</text:p>
      <text:p text:style-name="P1"/>
      <text:h text:style-name="P20" text:outline-level="2"><text:span text:style-name="T23">Návrh protokolu - </text:span><text:span text:style-name="T2">Program pro vyhledání informací o uživatelích Unixového OS</text:span></text:h>
      <text:p text:style-name="P5"><text:span text:style-name="T4">Návrh aplikačního protokolu byl z velké části inspirován protokolem HTTP/1.1. </text:span><text:span text:style-name="T5">Protokol byl navrhnut tak, aby bylo možné vytvořit interaktivního klienta</text:span><text:span text:style-name="T4"> (průběžné dotazování klienta na informace o uživatelích </text:span><text:span text:style-name="T5">v jednom spojení</text:span><text:span text:style-name="T4">). </text:span><text:span text:style-name="T6">Protokol je čistě textový a jednotlivé požadavky (příkazy) jsou odděleny znakem nového řádku (escape sekvence </text:span><text:span text:style-name="T7">\n</text:span><text:span text:style-name="T6">). <text:s/></text:span><text:span text:style-name="T42">Na straně serveru je také implementován časový limit 1 minutu, kdy při neaktivitě server klienta odpojí.</text:span></text:p>
      <text:p text:style-name="P5"><text:span text:style-name="T6"/></text:p>
      <text:p text:style-name="P10"><text:span text:style-name="T24">Klient</text:span></text:p>
      <text:p text:style-name="P3"><text:span text:style-name="T4">Spojení inicializuje klient zasláním informací o požadovaných sloupcích a také o použitém vyhledávacím klíči:</text:span></text:p>
      <text:p text:style-name="P12"><text:span text:style-name="T4"><text:tab/></text:span><text:span text:style-name="T15">Transfer-mode: [number]</text:span></text:p>
      <text:p text:style-name="P12"><text:span text:style-name="T15"><text:tab/>Transfer-order: [number]</text:span></text:p>
      <text:p text:style-name="P5"><text:span text:style-name="T23">Tato nastavení lze v průběhu připojení libovolně měnit a změnit tak chování serveru. </text:span><text:span text:style-name="T19">Parametrem příkazu</text:span><text:span text:style-name="T18"> pro nastavení požadovaných sloupců (</text:span><text:span text:style-name="T9">Transfer-mode</text:span><text:span text:style-name="T18">) </text:span><text:span text:style-name="T19">je bitový součet číselných hodnot, jež reprezentují jednotlivé sloupce:</text:span></text:p>
      <text:p text:style-name="P17"><text:span text:style-name="T21"><text:tab/>- </text:span><text:span text:style-name="T20">1</text:span><text:span text:style-name="T20"> uživatelské jméno</text:span></text:p>
      <text:p text:style-name="P17"><text:span text:style-name="T21"><text:tab/>- </text:span><text:span text:style-name="T20">2</text:span><text:span text:style-name="T20"> uživatelské ID</text:span></text:p>
      <text:p text:style-name="P17"><text:span text:style-name="T21"><text:tab/>- </text:span><text:span text:style-name="T20">4</text:span><text:span text:style-name="T20"> číslo skupiny</text:span></text:p>
      <text:p text:style-name="P17"><text:span text:style-name="T21"><text:tab/>- </text:span><text:span text:style-name="T20">8 – geco</text:span><text:span text:style-name="T21">s </text:span><text:span text:style-name="T30">informace</text:span></text:p>
      <text:p text:style-name="P17"><text:span text:style-name="T21"><text:tab/>- </text:span><text:span text:style-name="T20">16</text:span><text:span text:style-name="T21"> </text:span><text:span text:style-name="T20">domovský adresář</text:span></text:p>
      <text:p text:style-name="P17"><text:span text:style-name="T21"><text:tab/>- </text:span><text:span text:style-name="T20">32 – uživatelský shell</text:span></text:p>
      <text:p text:style-name="P4"><text:span text:style-name="T16">Nastavení vyhledávacího klíče (příkaz </text:span><text:span text:style-name="T8">Transfer-order</text:span><text:span text:style-name="T16">) může nabývat pouze 2 číselných hodnot::</text:span></text:p>
      <text:p text:style-name="P18"><text:span text:style-name="T22"><text:tab/>- </text:span><text:span text:style-name="T16">1</text:span><text:span text:style-name="T16"> vyhledávání dle </text:span><text:span text:style-name="T17">uživatelského jména</text:span></text:p>
      <text:p text:style-name="P18"><text:span text:style-name="T22"><text:tab/>- </text:span><text:span text:style-name="T16">2 vyhledávání dle UID</text:span></text:p>
      <text:p text:style-name="P7"><text:span text:style-name="T32">Pro získání informací o uživateli slouží příkaz </text:span><text:span text:style-name="T11">G</text:span><text:span text:style-name="T12">et</text:span><text:span text:style-name="T32">, kterému se jako parametr předává uživatelské jméno / ID (dle nastavení </text:span><text:span text:style-name="T11">Transfer-order</text:span><text:span text:style-name="T32">), na základě kterého se bude vyhledávat.</text:span></text:p>
      <text:p text:style-name="P13"><text:span text:style-name="T32"><text:tab/>G</text:span><text:span text:style-name="T34">et:</text:span><text:span text:style-name="T32"> root</text:span></text:p>
      <text:p text:style-name="P7"><text:span text:style-name="T11"><text:tab/>G</text:span><text:span text:style-name="T12">et:</text:span><text:span text:style-name="T11"> 0</text:span></text:p>
      <text:p text:style-name="P6"><text:span text:style-name="T31">Pro </text:span><text:span text:style-name="T33">u</text:span><text:span text:style-name="T26">končení </text:span><text:span text:style-name="T31">komunikace</text:span><text:span text:style-name="T26"> </text:span><text:span text:style-name="T31">ze strany klienta </text:span><text:span text:style-name="T26">slouží příkaz </text:span><text:span text:style-name="T10">Quit</text:span><text:span text:style-name="T27">.</text:span></text:p>
      <text:p text:style-name="P11"><text:span text:style-name="T25"/></text:p>
      <text:p text:style-name="P11"><text:span text:style-name="T25">Server</text:span></text:p>
      <text:p text:style-name="P8"><text:span text:style-name="T35">Po spuštění server poslouchá na určeném portu a přijímá spojení od klientů. </text:span><text:span text:style-name="T36">Po úvodním nastavení požadovaných sloupců a vyhledávacího klíče server očekává příkazy </text:span><text:span text:style-name="T13">Get</text:span><text:span text:style-name="T28">.</text:span><text:span text:style-name="T13"> </text:span><text:span text:style-name="T29">Při úspěšném nalezení nalezení požadovaného uživatele server pošle odpověď ve tvaru </text:span><text:span text:style-name="T14">STATUS_CODE DATA_SEPARATED_BY_SEMICOLON</text:span><text:span text:style-name="T29">:</text:span></text:p>
      <text:p text:style-name="P15"><text:span text:style-name="T37"><text:tab/></text:span><text:span text:style-name="T38">200 root:0:0:Charlie &amp;:/root:/bin/ksh</text:span></text:p>
      <text:p text:style-name="P9"><text:span text:style-name="T29">Při neúspěchu zasílá odpověď ve tvaru </text:span><text:span text:style-name="T14">STATUS_CODE ERROR_MESSAGE</text:span><text:span text:style-name="T29">:</text:span></text:p>
      <text:p text:style-name="P14"><text:span text:style-name="T37"><text:tab/>404 User with login not found</text:span></text:p>
      <text:p text:style-name="P14"><text:span text:style-name="T37"><text:tab/>404 User with UID 0 not found</text:span></text:p>
      <text:p text:style-name="P19"><text:span text:style-name="T39">Při chybě </text:span><text:span text:style-name="T41">zasílá</text:span><text:span text:style-name="T39"> odpověď ve tvaru:</text:span></text:p>
      <text:p text:style-name="P16"><text:span text:style-name="T39"><text:tab/>400 Bad Request</text:span></text:p>
      <text:p text:style-name="P16"><text:span text:style-name="T39"><text:tab/>408 Connection </text:span><text:span text:style-name="T40">t</text:span><text:span text:style-name="T39">imeout</text:span></text:p>
      <text:p text:style-name="P19"><text:span text:style-name="T3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3:22:33</meta:creation-date>
    <dc:date>2013-04-01T18:35:05</dc:date>
    <meta:editing-duration>PT21H27M11S</meta:editing-duration>
    <meta:editing-cycles>69</meta:editing-cycles>
    <meta:generator>LibreOffice/3.6$Linux_X86_64 LibreOffice_project/360m1$Build-2</meta:generator>
    <meta:document-statistic meta:table-count="0" meta:image-count="0" meta:object-count="0" meta:page-count="1" meta:paragraph-count="33" meta:word-count="299" meta:character-count="2116" meta:non-whitespace-character-count="1830"/>
  </office:meta>
</office:document-meta>
</file>